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Symbol3" svg:font-family="Symbol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OpenSymbol3" svg:font-family="OpenSymbol, 'Arial Unicode MS'"/>
    <style:font-face style:name="Symbol4" svg:font-family="Symbol"/>
    <style:font-face style:name="Courier New2" svg:font-family="'Courier New'" style:font-family-generic="modern"/>
    <style:font-face style:name="Lohit Devanagari" svg:font-family="'Lohit Devanagar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mic Sans MS1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margin-left="0cm" fo:margin-right="0cm" fo:margin-top="0cm" fo:margin-bottom="0.499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evisão 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presentation:style-name="pr5" draw:text-style-name="P1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Matéria de Hoje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Matéria Da Aula de Hoj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aço de repetição for como contador</text:p>
              </text:list-item>
              <text:list-item>
                <text:p>Variáveis coleção – listas e tuplas</text:p>
              </text:list-item>
              <text:list-item>
                <text:p>Usando laço de repetição com listas e tuplas</text:p>
              </text:list-item>
              <text:list-item>
                <text:p>Funções e métodos de listas</text:p>
              </text:list-item>
              <text:list-item>
                <text:p>Indexação de list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Laço de repetição for como contador</text:p>
          </draw:text-box>
        </draw:frame>
        <draw:frame presentation:style-name="pr2" draw:text-style-name="P4" draw:layer="layout" svg:width="14.599cm" svg:height="3.6cm" svg:x="10.6cm" svg:y="10cm" presentation:class="subtitle" presentation:user-transformed="true">
          <draw:text-box>
            <text:p><text:span text:style-name="T1">Criando Funçõe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20 minutos</text:span></text:p>
            </draw:text-box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5">Laço de repetição for como contador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laço de repetição for é um laço quantitativo.</text:p>
              </text:list-item>
              <text:list-item>
                <text:p>Diferente do while, que funciona enquanto True, o for ele funciona uma determinada quantidade de vezes e depois par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5">Laço de repetição for como contador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ara trabalharmos com o for como contador, devemos escolher a quantidade de vezes que ele deve funcionar usando a função range( 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5">Laço de repetição for como contador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sintaxe do for é a seguinte:</text:p>
                <text:p>for i in range( 10 ):</text:p>
                <text:p>….&lt;código a ser repetido&gt;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5">Laço de repetição for como contador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sintaxe do for é a seguinte:</text:p>
                <text:p>for i in range( 10 ):</text:p>
                <text:p>….&lt;código a ser repetido&gt;</text:p>
              </text:list-item>
              <text:list-item>
                <text:p>O i é uma variável quase padrão do for, mas pode ser trocada por qualquer outra variável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5">Laço de repetição for como contador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sintaxe do for é a seguinte:</text:p>
                <text:p>for i in range( 10 ):</text:p>
                <text:p>….&lt;código a ser repetido&gt;</text:p>
              </text:list-item>
              <text:list-item>
                <text:p>O range() deve receber um número inteiro. Este número é a quantidade de vezes que o for irá repetir o códig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5">Exemplo1:</text:p>
          </draw:text-box>
        </draw:frame>
        <draw:frame presentation:style-name="pr5" draw:text-style-name="P1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 text:style-name="P5">Laço de repetição for como contador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ós podemos também usar a variável i para mostrar um número a cada ciclo.</text:p>
              </text:list-item>
              <text:list-item>
                <text:p>O número irá começar do 0 (zero) e vai até um numero antes do número escolhi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5">Exemplo2:</text:p>
          </draw:text-box>
        </draw:frame>
        <draw:frame presentation:style-name="pr5" draw:text-style-name="P1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rcício 8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Variáveis coleção – listas e tuplas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7">Variáveis coleção –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s variáveis tipo coleção são variáveis que podem guardar vários dados de forma ordenada.</text:p>
              </text:list-item>
              <text:list-item>
                <text:p><text:s/>Não há limite de tamanho podendo crescer conforme a necessida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7">Variáveis coleção –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Python, 2 variáveis tipo coleções são muito usadas.</text:p>
              </text:list-item>
              <text:list-item>
                <text:p>Tuplas e Lista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7">Variáveis coleção –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s Tuplas e Listas são muito semelhantes.</text:p>
              </text:list-item>
              <text:list-item>
                <text:p>A diferença é que a lista pode ser alterada e a tupla é imutável (não pode ser alterada)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7">Variáveis coleção –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uplas são criadas usando os parênteses ( )</text:p>
                <text:list>
                  <text:list-item>
                    <text:p>tupla = (1, 2.5, "Abacate", True)</text:p>
                  </text:list-item>
                </text:list>
              </text:list-item>
              <text:list-item>
                <text:p>Após criada ela não pode ser mais mudada</text:p>
              </text:list-item>
              <text:list-item>
                <text:p>A forma de acessar os dados da tupla e trabalhar com ela é semelhante às listas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7">Variáveis coleção –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istas são criadas usando colchetes [ ]</text:p>
                <text:list>
                  <text:list-item>
                    <text:p>lista = [1, 2.5, "Abacate", True]</text:p>
                  </text:list-item>
                </text:list>
              </text:list-item>
              <text:list-item>
                <text:p>Após criada ela pode ser modificada, adicionando <text:s/>mais dados, apagando, mudando valor...</text:p>
              </text:list-item>
              <text:list-item>
                <text:p>Por este dinamismo, a lista é muito usada para guardar dados evitando de criar várias variáveis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text:style-name="P7">Exemplo3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Usando laço de repetição com listas e tuplas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7">Usando laço de repetição com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Uma forma de poder trabalhar com os dados da lista é usar o for.</text:p>
              </text:list-item>
              <text:list-item>
                <text:p>A união do for com a lista pode ajudar muito na programação poupando de criar inúmeras variáveis e repetir o códig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7">Usando laço de repetição com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odemos trabalhar com 2 formas:</text:p>
              </text:list-item>
              <text:list-item>
                <text:p>1ª Usando o for e lista para receber vários dados</text:p>
              </text:list-item>
              <text:list-item>
                <text:p>2ª Usando o for para acessar dados da lista de forma sistemática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7">Usando laço de repetição com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1ª Usando o for e lista para receber vários dados</text:p>
                <text:list>
                  <text:list-item>
                    <text:p>O princípio desta técnica é usar um loop para repetir o um código que recebe o valor do teclado e <text:s/>armazena em uma lista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7">Exemplo4</text:p>
          </draw:text-box>
        </draw:frame>
        <draw:frame presentation:style-name="pr5" draw:text-style-name="P1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7">Usando laço de repetição com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2ª Usando o for para acessar dados de uma lista.</text:p>
                <text:list>
                  <text:list-item>
                    <text:p>O princípio é usar o for para percorrer uma lista.</text:p>
                  </text:list-item>
                  <text:list-item>
                    <text:p>Ao percorrer esta lista, os dados serão resgatados um a um até a lista acabar.</text:p>
                  </text:list-item>
                  <text:list-item>
                    <text:p>Com estes dados resgatados, podemos fazer o que quisermos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 text:style-name="P7">Usando laço de repetição com listas e tupla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2ª Usando o for para acessar dados de uma lista.</text:p>
                <text:list>
                  <text:list-item>
                    <text:p>Existe 2 formas de percorrer uma lista.</text:p>
                    <text:list>
                      <text:list-item>
                        <text:p>No for diretamente ou usando a indexação</text:p>
                      </text:list-item>
                      <text:list-item>
                        <text:p>Vamos ver usando o for diretament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7">Exemplo5</text:p>
          </draw:text-box>
        </draw:frame>
        <draw:frame presentation:style-name="pr5" draw:text-style-name="P1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rcício 09 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list text:style-name="L2">
              <text:list-header>
                <text:p text:style-name="P8">Funções e métodos de listas</text:p>
              </text:list-header>
            </text:list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Funções e métodos de lista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ara trabalharmos com listas de forma a tirar bom proveito dela, usamos funções e métodos para nos auxiliarmo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Funções e métodos de lista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Vamos ver 4 funções que podem ser usadas nas listas</text:p>
              </text:list-item>
              <text:list-item>
                <text:p>sun() - Retorna a soma <text:s/>de todos os elementos da lista</text:p>
              </text:list-item>
              <text:list-item>
                <text:p>min() - Retorna o menor valor da lista</text:p>
              </text:list-item>
              <text:list-item>
                <text:p text:style-name="P9"><text:span text:style-name="T3">max() - </text:span>Retorna o maior valor da lista</text:p>
              </text:list-item>
              <text:list-item>
                <text:p text:style-name="P9"><text:span text:style-name="T3">len() - </text:span>Retorna o número de elementos de uma lista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Exemplo6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Funções e métodos de lista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Vamos ver os métodos mais importantes da lista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Funções e métodos de lista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.append() - Adiciona elemento no final da lista</text:p>
              </text:list-item>
              <text:list-item>
                <text:p text:style-name="P9"><text:span text:style-name="T3">.insert()</text:span> - Adiciona um elemento em uma determinada posição</text:p>
              </text:list-item>
              <text:list-item>
                <text:p><text:span text:style-name="T3">.pop() - Remove o ultimo elemento ou de uma </text:span>determinada posição e retorna para o código</text:p>
              </text:list-item>
              <text:list-item>
                <text:p>.remove() - Remove o elemento pelo valor dele</text:p>
              </text:list-item>
              <text:list-item>
                <text:p>.sort() - Organiza a lista do menor para o maior número</text:p>
              </text:list-item>
              <text:list-item>
                <text:p>.reverse() - Inverte a lista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Exemplo7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Uma funcionalidade das listas, string e tuplas é a indexação.</text:p>
              </text:list-item>
              <text:list-item>
                <text:p>A indexação é o o uso de índices para poder fatiar ou até isolar um elemen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imeiro precisamos saber como a lista é estruturada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lista possui índices que marca a posição do dado inserido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É de se notar que a lista começa pela posição/índice 0 e vai crescendo de um em um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Para acessarmos uma posição devemos chamar a lista com colchetes e dentro deles colocar o índice do objeto que queremos recuperar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Para recuperar a palavra peixe</text:p>
                <text:p>lista[1]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Para recuperar a palavra peixe</text:p>
                <text:p>lista[1]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Exemplo8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Se queremos fatiar a lista devemos sinalizar a posição inicial e a posição final+1 dentro do colchetes separado por :</text:p>
              </text:list-item>
              <text:list-item>
                <text:p>lista[ inicio : fim+1 ]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Exemplo9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Podemos até pegar de dois em dois</text:p>
              </text:list-item>
              <text:list-item>
                <text:p text:style-name="P9">lista[ inicio : fim+1 : incremento]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Exemplo10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Note como os números do índice acabam aumentando de de 1 em um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E que para chamar um elemento da lista basta colocar um número dentro dos parênteses.</text:p>
              </text:list-item>
              <text:list-item>
                <text:p>lista[0]</text:p>
              </text:list-item>
              <text:list-item>
                <text:p>lista[1]</text:p>
              </text:list-item>
              <text:list-item>
                <text:p>lista[2] ..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Sabe quem pode gerar números sequenciais em um loop?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8">Indexação de listas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lista = [ "Água", "Peixe", "Golfinho", "Tubarão"]</text:p>
                <text:p>índice <text:s text:c="5"/>0 <text:s text:c="10"/>1 <text:s text:c="12"/>2 <text:s text:c="17"/>3</text:p>
                <text:p/>
              </text:list-header>
              <text:list-item>
                <text:p>O nosso for!</text:p>
              </text:list-item>
              <text:list-item>
                <text:p>Se adicionarmos o len(lista) dentro do range() o for irá girar <text:s/>a quantidade de vezes necessário para poder resgatar item por item da nossa lista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list text:style-name="L2">
              <text:list-header>
                <text:p text:style-name="P8">Exemplo11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rcício 10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Symbol3" svg:font-family="Symbol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OpenSymbol3" svg:font-family="OpenSymbol, 'Arial Unicode MS'"/>
    <style:font-face style:name="Symbol4" svg:font-family="Symbol"/>
    <style:font-face style:name="Courier New2" svg:font-family="'Courier New'" style:font-family-generic="modern"/>
    <style:font-face style:name="Lohit Devanagari" svg:font-family="'Lohit Devanagar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mic Sans MS1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gradient-step-count="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Fonte_20_parág._20_padrão" style:display-name="Fonte parág. padrão" style:family="graphic">
      <style:paragraph-properties style:text-autospace="none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6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2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/>
    </style:style>
    <style:style style:name="WW8Num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3" fo:font-family="OpenSymbol, 'Arial Unicode MS'" style:font-name-asian="OpenSymbol2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3" fo:font-family="OpenSymbol, 'Arial Unicode MS'" style:font-name-asian="OpenSymbol2" style:font-family-asian="OpenSymbol, 'Arial Unicode MS'" style:font-charset-asian="x-symbol"/>
    </style:style>
    <style:style style:name="WW8Num5z0" style:family="graphic">
      <style:paragraph-properties style:text-autospace="none"/>
      <style:text-properties style:use-window-font-color="true" style:font-name="Symbol3" fo:font-family="Symbol" style:font-charset="x-symbol" fo:font-size="12pt" fo:language="pt" fo:country="PT" style:font-name-asian="OpenSymbol2" style:font-family-asian="OpenSymbol, 'Arial Unicode MS'" style:font-charset-asian="x-symbol" style:font-size-asian="12pt" style:language-asian="ar" style:country-asian="SA"/>
    </style:style>
    <style:style style:name="WW8Num4z1" style:family="graphic">
      <style:paragraph-properties style:text-autospace="none"/>
      <style:text-properties style:font-name="OpenSymbol3" fo:font-family="OpenSymbol, 'Arial Unicode MS'" style:font-name-asian="OpenSymbol2" style:font-family-asian="OpenSymbol, 'Arial Unicode MS'" style:font-charset-asian="x-symbol"/>
    </style:style>
    <style:style style:name="WW8Num4z0" style:family="graphic">
      <style:paragraph-properties style:text-autospace="none"/>
      <style:text-properties style:use-window-font-color="true" style:font-name="Symbol3" fo:font-family="Symbol" style:font-charset="x-symbol" fo:font-size="12pt" fo:language="pt" fo:country="PT" style:font-name-asian="OpenSymbol2" style:font-family-asian="OpenSymbol, 'Arial Unicode MS'" style:font-charset-asian="x-symbol" style:font-size-asian="12pt" style:language-asian="ar" style:country-asian="SA"/>
    </style:style>
    <style:style style:name="WW8Num3z1" style:family="graphic">
      <style:paragraph-properties style:text-autospace="none"/>
      <style:text-properties style:font-name="OpenSymbol3" fo:font-family="OpenSymbol, 'Arial Unicode MS'" style:font-name-asian="OpenSymbol2" style:font-family-asian="OpenSymbol, 'Arial Unicode MS'" style:font-charset-asian="x-symbol"/>
    </style:style>
    <style:style style:name="WW8Num3z0" style:family="graphic">
      <style:paragraph-properties style:text-autospace="none"/>
      <style:text-properties style:use-window-font-color="true" style:font-name="Symbol3" fo:font-family="Symbol" style:font-charset="x-symbol" fo:font-size="12pt" fo:language="pt" fo:country="PT" style:font-name-asian="OpenSymbol2" style:font-family-asian="OpenSymbol, 'Arial Unicode MS'" style:font-charset-asian="x-symbol" style:font-size-asian="12pt" style:language-asian="ar" style:country-asian="SA"/>
    </style:style>
    <style:style style:name="WW8Num2z1" style:family="graphic">
      <style:paragraph-properties style:text-autospace="none"/>
      <style:text-properties style:font-name="OpenSymbol3" fo:font-family="OpenSymbol, 'Arial Unicode MS'" style:font-name-asian="OpenSymbol2" style:font-family-asian="OpenSymbol, 'Arial Unicode MS'" style:font-charset-asian="x-symbol"/>
    </style:style>
    <style:style style:name="WW8Num2z0" style:family="graphic">
      <style:paragraph-properties style:text-autospace="none"/>
      <style:text-properties style:use-window-font-color="true" style:font-name="Symbol3" fo:font-family="Symbol" style:font-charset="x-symbol" fo:font-size="12pt" fo:language="pt" fo:country="PT" style:font-name-asian="OpenSymbol2" style:font-family-asian="OpenSymbol, 'Arial Unicode MS'" style:font-charset-asian="x-symbol" style:font-size-asian="12pt" style:language-asian="ar" style:country-asian="SA"/>
    </style:style>
    <style:style style:name="WW8Num1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2pt" fo:language="pt" fo:country="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ecuo_20_de_20_corpo_20_de_20_texto_20_2" style:display-name="Recuo de corpo de texto 2" style:family="graphic">
      <style:paragraph-properties fo:margin-left="1.12cm" fo:margin-right="0cm" fo:text-align="justify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style:font-name="Comic Sans MS" fo:font-family="'Comic Sans MS'" style:font-family-generic="script" style:font-pitch="variable" fo:font-size="11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Corpo_20_do_20_texto_20_recuado" style:display-name="Corpo do texto recuado" style:family="graphic">
      <style:paragraph-properties fo:margin-left="1.12cm" fo:margin-right="0cm" fo:text-align="start" fo:text-indent="-1.12cm" style:text-autospace="none" style:writing-mode="lr-tb"/>
      <style:text-properties style:use-window-font-color="true" style:font-name="Comic Sans MS" fo:font-family="'Comic Sans MS'" style:font-family-generic="script" style:font-pitch="variable" fo:font-size="8pt" fo:language="pt" fo:country="PT" fo:font-weight="bold" style:font-name-asian="Comic Sans MS" style:font-family-asian="'Comic Sans MS'" style:font-family-generic-asian="script" style:font-pitch-asian="variable" style:font-size-asian="12pt" style:language-asian="ar" style:country-asian="SA" style:font-weight-asian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style:font-name-asian="Lohit Devanagari2" style:font-family-asian="'Lohit Devanagari'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fo:font-style="italic" style:font-name-asian="Lohit Devanagari2" style:font-family-asian="'Lohit Devanagari'" style:font-size-asian="12pt" style:language-asian="ar" style:country-asian="SA" style:font-style-asian="italic"/>
    </style:style>
    <style:style style:name="Lista" style:family="graphic">
      <style:paragraph-properties fo:text-align="justify" style:text-autospace="none" style:writing-mode="lr-tb"/>
      <style:text-properties style:use-window-font-color="true" style:font-name="Comic Sans MS" fo:font-family="'Comic Sans MS'" style:font-family-generic="script" style:font-pitch="variable" fo:font-size="8pt" fo:language="pt" fo:country="PT" style:font-name-asian="Lohit Devanagari2" style:font-family-asian="'Lohit Devanagari'" style:font-size-asian="12pt" style:language-asian="ar" style:country-asian="SA"/>
    </style:style>
    <style:style style:name="Corpo_20_do_20_texto" style:display-name="Corpo do texto" style:family="graphic">
      <style:paragraph-properties fo:text-align="justify" style:text-autospace="none" style:writing-mode="lr-tb"/>
      <style:text-properties style:use-window-font-color="true" style:font-name="Comic Sans MS" fo:font-family="'Comic Sans MS'" style:font-family-generic="script" style:font-pitch="variable" fo:font-size="8pt" fo:language="pt" fo:country="PT" style:font-name-asian="Arial" style:font-family-asian="Arial" style:font-family-generic-asian="swiss" style:font-pitch-asian="variable" style:font-size-asian="12pt" style:language-asian="ar" style:country-asian="SA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23:15:38.682193942</meta:creation-date>
    <meta:editing-duration>PT44M28S</meta:editing-duration>
    <meta:editing-cycles>8</meta:editing-cycles>
    <meta:generator>LibreOffice/6.4.5.2$Linux_X86_64 LibreOffice_project/40$Build-2</meta:generator>
    <dc:title>Classy Red</dc:title>
    <dc:date>2020-09-12T00:56:05.671503516</dc:date>
    <meta:document-statistic meta:object-count="261"/>
  </office:meta>
</office:document-meta>
</file>